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945in"/>
    </style:style>
    <style:style style:name="co2" style:family="table-column">
      <style:table-column-properties fo:break-before="auto" style:column-width="1.618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5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em05</text:p>
          </table:table-cell>
          <table:table-cell office:value-type="string" calcext:value-type="string">
            <text:p>em20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<text:a xlink:href="mailto:sohan_manjunatha._@edu.escp.eu" xlink:type="simple">sohan_manjunatha._@edu.escp.eu</text:a></text:p>
          </table:table-cell>
          <table:table-cell table:style-name="ce1" office:value-type="string" calcext:value-type="string">
            <text:p><text:a xlink:href="mailto:shrey.agarwal@edu.escp.eu" xlink:type="simple">shrey.agarwal@edu.escp.eu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<text:a xlink:href="mailto:sunoon.abdul_azeez@edu.escp.eu" xlink:type="simple">sunoon.abdul_azeez@edu.escp.eu</text:a></text:p>
          </table:table-cell>
          <table:table-cell table:style-name="ce1" office:value-type="string" calcext:value-type="string">
            <text:p><text:a xlink:href="mailto:remi.aillot@edu.escp.eu" xlink:type="simple">remi.aillot@edu.escp.eu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<text:a xlink:href="mailto:ahee_suveer.avantsa@edu.escp.eu" xlink:type="simple">ahee_suveer.avantsa@edu.escp.eu</text:a></text:p>
          </table:table-cell>
          <table:table-cell table:style-name="ce1" office:value-type="string" calcext:value-type="string">
            <text:p><text:a xlink:href="mailto:florence.ajdenbaum@edu.escp.eu" xlink:type="simple">florence.ajdenbaum@edu.escp.eu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<text:a xlink:href="mailto:karthika.balachandran@edu.escp.eu" xlink:type="simple">karthika.balachandran@edu.escp.eu</text:a></text:p>
          </table:table-cell>
          <table:table-cell table:style-name="ce1" office:value-type="string" calcext:value-type="string">
            <text:p><text:a xlink:href="mailto:alice.allegranti@edu.escp.eu" xlink:type="simple">alice.allegranti@edu.escp.eu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<text:a xlink:href="mailto:marine.baume@edu.escp.eu" xlink:type="simple">marine.baume@edu.escp.eu</text:a></text:p>
          </table:table-cell>
          <table:table-cell table:style-name="ce1" office:value-type="string" calcext:value-type="string">
            <text:p><text:a xlink:href="mailto:manal.bendjedid@edu.escp.eu" xlink:type="simple">manal.bendjedid@edu.escp.eu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<text:a xlink:href="mailto:camille.benveniste@edu.escp.eu" xlink:type="simple">camille.benveniste@edu.escp.eu</text:a></text:p>
          </table:table-cell>
          <table:table-cell table:style-name="ce1" office:value-type="string" calcext:value-type="string">
            <text:p><text:a xlink:href="mailto:eglantine.benei@edu.escp.eu" xlink:type="simple">eglantine.benei@edu.escp.eu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<text:a xlink:href="mailto:maxence.bertringer@edu.escp.eu" xlink:type="simple">maxence.bertringer@edu.escp.eu</text:a></text:p>
          </table:table-cell>
          <table:table-cell table:style-name="ce1" office:value-type="string" calcext:value-type="string">
            <text:p><text:a xlink:href="mailto:koulma_lena.benichou_sauvage@edu.escp.eu" xlink:type="simple">koulma_lena.benichou_sauvage@edu.escp.eu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<text:a xlink:href="mailto:karan.bhanushali@edu.escp.eu" xlink:type="simple">karan.bhanushali@edu.escp.eu</text:a></text:p>
          </table:table-cell>
          <table:table-cell table:style-name="ce1" office:value-type="string" calcext:value-type="string">
            <text:p><text:a xlink:href="mailto:youssef.ben_tahar@edu.escp.eu" xlink:type="simple">youssef.ben_tahar@edu.escp.eu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<text:a xlink:href="mailto:mondjehi.bleouini@edu.escp.eu" xlink:type="simple">mondjehi.bleouini@edu.escp.eu</text:a></text:p>
          </table:table-cell>
          <table:table-cell table:style-name="ce1" office:value-type="string" calcext:value-type="string">
            <text:p><text:a xlink:href="mailto:bianca.boffito@edu.escp.eu" xlink:type="simple">bianca.boffito@edu.escp.eu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<text:a xlink:href="mailto:vincent.bordes@edu.escp.eu" xlink:type="simple">vincent.bordes@edu.escp.eu</text:a></text:p>
          </table:table-cell>
          <table:table-cell table:style-name="ce1" office:value-type="string" calcext:value-type="string">
            <text:p><text:a xlink:href="mailto:francesca.bonafede@edu.escp.eu" xlink:type="simple">francesca.bonafede@edu.escp.eu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<text:a xlink:href="mailto:sabry.boumghar@edu.escp.eu" xlink:type="simple">sabry.boumghar@edu.escp.eu</text:a></text:p>
          </table:table-cell>
          <table:table-cell table:style-name="ce1" office:value-type="string" calcext:value-type="string">
            <text:p><text:a xlink:href="mailto:lorenzo.bonazzi@edu.escp.eu" xlink:type="simple">lorenzo.bonazzi@edu.escp.eu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<text:a xlink:href="mailto:thomas.brajon@edu.escp.eu" xlink:type="simple">thomas.brajon@edu.escp.eu</text:a></text:p>
          </table:table-cell>
          <table:table-cell table:style-name="ce1" office:value-type="string" calcext:value-type="string">
            <text:p><text:a xlink:href="mailto:giacomo.borghi@edu.escp.eu" xlink:type="simple">giacomo.borghi@edu.escp.eu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<text:a xlink:href="mailto:juliette.breuil@edu.escp.eu" xlink:type="simple">juliette.breuil@edu.escp.eu</text:a></text:p>
          </table:table-cell>
          <table:table-cell table:style-name="ce1" office:value-type="string" calcext:value-type="string">
            <text:p><text:a xlink:href="mailto:gregoire.boucinha@edu.escp.eu" xlink:type="simple">gregoire.boucinha@edu.escp.eu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<text:a xlink:href="mailto:sofya.brillant@edu.escp.eu" xlink:type="simple">sofya.brillant@edu.escp.eu</text:a></text:p>
          </table:table-cell>
          <table:table-cell table:style-name="ce1" office:value-type="string" calcext:value-type="string">
            <text:p><text:a xlink:href="mailto:pietro.brondello@edu.escp.eu" xlink:type="simple">pietro.brondello@edu.escp.eu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<text:a xlink:href="mailto:theresa.bulfon@edu.escp.eu" xlink:type="simple">theresa.bulfon@edu.escp.eu</text:a></text:p>
          </table:table-cell>
          <table:table-cell table:style-name="ce1" office:value-type="string" calcext:value-type="string">
            <text:p><text:a xlink:href="mailto:louis_ange.cahen_salvador@edu.escp.eu" xlink:type="simple">louis_ange.cahen_salvador@edu.escp.eu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<text:a xlink:href="mailto:jean_yves.cambier@edu.escpeurope.eu" xlink:type="simple">jean_yves.cambier@edu.escpeurope.eu</text:a></text:p>
          </table:table-cell>
          <table:table-cell table:style-name="ce1" office:value-type="string" calcext:value-type="string">
            <text:p><text:a xlink:href="mailto:xiaoyu.chen2@edu.escp.eu" xlink:type="simple">xiaoyu.chen2@edu.escp.eu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<text:a xlink:href="mailto:gregorio.casassa@edu.escp.eu" xlink:type="simple">gregorio.casassa@edu.escp.eu</text:a></text:p>
          </table:table-cell>
          <table:table-cell table:style-name="ce1" office:value-type="string" calcext:value-type="string">
            <text:p><text:a xlink:href="mailto:kwan_ting.cheng@edu.escp.eu" xlink:type="simple">kwan_ting.cheng@edu.escp.eu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<text:a xlink:href="mailto:suwen.chen@edu.escp.eu" xlink:type="simple">suwen.chen@edu.escp.eu</text:a></text:p>
          </table:table-cell>
          <table:table-cell table:style-name="ce1" office:value-type="string" calcext:value-type="string">
            <text:p><text:a xlink:href="mailto:coralie.corberand@edu.escp.eu" xlink:type="simple">coralie.corberand@edu.escp.eu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<text:a xlink:href="mailto:xiaoyu.chen@edu.escp.eu" xlink:type="simple">xiaoyu.chen@edu.escp.eu</text:a></text:p>
          </table:table-cell>
          <table:table-cell table:style-name="ce1" office:value-type="string" calcext:value-type="string">
            <text:p><text:a xlink:href="mailto:sarra.dabbech@edu.escp.eu" xlink:type="simple">sarra.dabbech@edu.escp.eu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<text:a xlink:href="mailto:xiaoyu.chen2@edu.escp.eu" xlink:type="simple">xiaoyu.chen2@edu.escp.eu</text:a></text:p>
          </table:table-cell>
          <table:table-cell table:style-name="ce1" office:value-type="string" calcext:value-type="string">
            <text:p><text:a xlink:href="mailto:gwenaelle.desvoies@edu.escp.eu" xlink:type="simple">gwenaelle.desvoies@edu.escp.eu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<text:a xlink:href="mailto:raul.comesana_macias@edu.escp.eu" xlink:type="simple">raul.comesana_macias@edu.escp.eu</text:a></text:p>
          </table:table-cell>
          <table:table-cell table:style-name="ce1" office:value-type="string" calcext:value-type="string">
            <text:p><text:a xlink:href="mailto:timothee.duclos@edu.escp.eu" xlink:type="simple">timothee.duclos@edu.escp.eu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<text:a xlink:href="mailto:alix.crozier@edu.escp.eu" xlink:type="simple">alix.crozier@edu.escp.eu</text:a></text:p>
          </table:table-cell>
          <table:table-cell table:style-name="ce1" office:value-type="string" calcext:value-type="string">
            <text:p><text:a xlink:href="mailto:adil.el_kaissi@edu.escp.eu" xlink:type="simple">adil.el_kaissi@edu.escp.eu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<text:a xlink:href="mailto:alice.cusinato@edu.escp.eu" xlink:type="simple">alice.cusinato@edu.escp.eu</text:a></text:p>
          </table:table-cell>
          <table:table-cell table:style-name="ce1" office:value-type="string" calcext:value-type="string">
            <text:p><text:a xlink:href="mailto:phalguni.ganti@edu.escp.eu" xlink:type="simple">phalguni.ganti@edu.escp.eu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<text:a xlink:href="mailto:caroline.david@edu.escp.eu" xlink:type="simple">caroline.david@edu.escp.eu</text:a></text:p>
          </table:table-cell>
          <table:table-cell table:style-name="ce1" office:value-type="string" calcext:value-type="string">
            <text:p><text:a xlink:href="mailto:maria_montserrat.garcia_tejera@edu.escp.eu" xlink:type="simple">maria_montserrat.garcia_tejera@edu.escp.eu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<text:a xlink:href="mailto:audelia.de_barry@edu.escp.eu" xlink:type="simple">audelia.de_barry@edu.escp.eu</text:a></text:p>
          </table:table-cell>
          <table:table-cell table:style-name="ce1" office:value-type="string" calcext:value-type="string">
            <text:p><text:a xlink:href="mailto:ulysse.garnier@edu.escp.eu" xlink:type="simple">ulysse.garnier@edu.escp.eu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<text:a xlink:href="mailto:djovayne.de_lacroix@edu.escp.eu" xlink:type="simple">djovayne.de_lacroix@edu.escp.eu</text:a></text:p>
          </table:table-cell>
          <table:table-cell table:style-name="ce1" office:value-type="string" calcext:value-type="string">
            <text:p><text:a xlink:href="mailto:enzo.goncalves@edu.escp.eu" xlink:type="simple">enzo.goncalves@edu.escp.eu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<text:a xlink:href="mailto:jiasheng.deng@edu.escp.eu" xlink:type="simple">jiasheng.deng@edu.escp.eu</text:a></text:p>
          </table:table-cell>
          <table:table-cell table:style-name="ce1" office:value-type="string" calcext:value-type="string">
            <text:p><text:a xlink:href="mailto:francesco.guala@edu.escp.eu" xlink:type="simple">francesco.guala@edu.escp.eu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<text:a xlink:href="mailto:zhenyu.deng@edu.escp.eu" xlink:type="simple">zhenyu.deng@edu.escp.eu</text:a></text:p>
          </table:table-cell>
          <table:table-cell table:style-name="ce1" office:value-type="string" calcext:value-type="string">
            <text:p><text:a xlink:href="mailto:alexandre.hontanx@edu.escp.eu" xlink:type="simple">alexandre.hontanx@edu.escp.eu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<text:a xlink:href="mailto:timothee.desrousseaux@edu.escp.eu" xlink:type="simple">timothee.desrousseaux@edu.escp.eu</text:a></text:p>
          </table:table-cell>
          <table:table-cell table:style-name="ce1" office:value-type="string" calcext:value-type="string">
            <text:p><text:a xlink:href="mailto:nicolas.jacquet@edu.escp.eu" xlink:type="simple">nicolas.jacquet@edu.escp.eu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<text:a xlink:href="mailto:arnav.dev@edu.escp.eu" xlink:type="simple">arnav.dev@edu.escp.eu</text:a></text:p>
          </table:table-cell>
          <table:table-cell table:style-name="ce1" office:value-type="string" calcext:value-type="string">
            <text:p><text:a xlink:href="mailto:philippe.jiang@edu.escp.eu" xlink:type="simple">philippe.jiang@edu.escp.eu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<text:a xlink:href="mailto:quentin.deveze@edu.escp.eu" xlink:type="simple">quentin.deveze@edu.escp.eu</text:a></text:p>
          </table:table-cell>
          <table:table-cell table:style-name="ce1" office:value-type="string" calcext:value-type="string">
            <text:p><text:a xlink:href="mailto:mritunjay.kumar_gupta@edu.escp.eu" xlink:type="simple">mritunjay.kumar_gupta@edu.escp.eu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<text:a xlink:href="mailto:shantanu.dikshit@edu.escp.eu" xlink:type="simple">shantanu.dikshit@edu.escp.eu</text:a></text:p>
          </table:table-cell>
          <table:table-cell table:style-name="ce1" office:value-type="string" calcext:value-type="string">
            <text:p><text:a xlink:href="mailto:gabrielle.labat@edu.escp.eu" xlink:type="simple">gabrielle.labat@edu.escp.eu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<text:a xlink:href="mailto:anaelle.dokhelar@edu.escp.eu" xlink:type="simple">anaelle.dokhelar@edu.escp.eu</text:a></text:p>
          </table:table-cell>
          <table:table-cell table:style-name="ce1" office:value-type="string" calcext:value-type="string">
            <text:p><text:a xlink:href="mailto:louis.landois@edu.escp.eu" xlink:type="simple">louis.landois@edu.escp.eu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<text:a xlink:href="mailto:estelle.fan@edu.escp.eu" xlink:type="simple">estelle.fan@edu.escp.eu</text:a></text:p>
          </table:table-cell>
          <table:table-cell table:style-name="ce1" office:value-type="string" calcext:value-type="string">
            <text:p><text:a xlink:href="mailto:augustin.le_gouis@edu.escp.eu" xlink:type="simple">augustin.le_gouis@edu.escp.eu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<text:a xlink:href="mailto:pablo.fournier@edu.escp.eu" xlink:type="simple">pablo.fournier@edu.escp.eu</text:a></text:p>
          </table:table-cell>
          <table:table-cell table:style-name="ce1" office:value-type="string" calcext:value-type="string">
            <text:p><text:a xlink:href="mailto:zehao.li@edu.escp.eu" xlink:type="simple">zehao.li@edu.escp.eu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<text:a xlink:href="mailto:samhita.ganesh@edu.escp.eu" xlink:type="simple">samhita.ganesh@edu.escp.eu</text:a></text:p>
          </table:table-cell>
          <table:table-cell table:style-name="ce1" office:value-type="string" calcext:value-type="string">
            <text:p><text:a xlink:href="mailto:jinyi.liao@edu.escp.eu" xlink:type="simple">jinyi.liao@edu.escp.eu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<text:a xlink:href="mailto:yunmin.gao@edu.escp.eu" xlink:type="simple">yunmin.gao@edu.escp.eu</text:a></text:p>
          </table:table-cell>
          <table:table-cell table:style-name="ce1" office:value-type="string" calcext:value-type="string">
            <text:p><text:a xlink:href="mailto:fangrui.liu@edu.escp.eu" xlink:type="simple">fangrui.liu@edu.escp.eu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<text:a xlink:href="mailto:akanksha.gautam@edu.escp.eu" xlink:type="simple">akanksha.gautam@edu.escp.eu</text:a></text:p>
          </table:table-cell>
          <table:table-cell table:style-name="ce1" office:value-type="string" calcext:value-type="string">
            <text:p><text:a xlink:href="mailto:maurizio.marinaro@edu.escp.eu" xlink:type="simple">maurizio.marinaro@edu.escp.eu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<text:a xlink:href="mailto:donia.gharbi@edu.escp.eu" xlink:type="simple">donia.gharbi@edu.escp.eu</text:a></text:p>
          </table:table-cell>
          <table:table-cell table:style-name="ce1" office:value-type="string" calcext:value-type="string">
            <text:p><text:a xlink:href="mailto:lorenzo.marsicano@edu.escp.eu" xlink:type="simple">lorenzo.marsicano@edu.escp.eu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<text:a xlink:href="mailto:marius.godard@edu.escp.eu" xlink:type="simple">marius.godard@edu.escp.eu</text:a></text:p>
          </table:table-cell>
          <table:table-cell table:style-name="ce1" office:value-type="string" calcext:value-type="string">
            <text:p><text:a xlink:href="mailto:filippo.menchetti@edu.escp.eu" xlink:type="simple">filippo.menchetti@edu.escp.eu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<text:a xlink:href="mailto:raffaella.gomez_serito@edu.escp.eu" xlink:type="simple">raffaella.gomez_serito@edu.escp.eu</text:a></text:p>
          </table:table-cell>
          <table:table-cell table:style-name="ce1" office:value-type="string" calcext:value-type="string">
            <text:p><text:a xlink:href="mailto:andrea.mirtillo@edu.escp.eu" xlink:type="simple">andrea.mirtillo@edu.escp.eu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<text:a xlink:href="mailto:dhanushya.guddeti@edu.escp.eu" xlink:type="simple">dhanushya.guddeti@edu.escp.eu</text:a></text:p>
          </table:table-cell>
          <table:table-cell table:style-name="ce1" office:value-type="string" calcext:value-type="string">
            <text:p><text:a xlink:href="mailto:apolline.mourier@edu.escp.eu" xlink:type="simple">apolline.mourier@edu.escp.eu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<text:a xlink:href="mailto:yonathan.guedj@edu.escp.eu" xlink:type="simple">yonathan.guedj@edu.escp.eu</text:a></text:p>
          </table:table-cell>
          <table:table-cell table:style-name="ce1" office:value-type="string" calcext:value-type="string">
            <text:p><text:a xlink:href="mailto:lorenzo_andrea.nardelloto@edu.escp.eu" xlink:type="simple">lorenzo_andrea.nardelloto@edu.escp.eu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<text:a xlink:href="mailto:erwan.guilloux@edu.escp.eu" xlink:type="simple">erwan.guilloux@edu.escp.eu</text:a></text:p>
          </table:table-cell>
          <table:table-cell table:style-name="ce1" office:value-type="string" calcext:value-type="string">
            <text:p><text:a xlink:href="mailto:sylvain_junior.ncho@edu.escp.eu" xlink:type="simple">sylvain_junior.ncho@edu.escp.eu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<text:a xlink:href="mailto:olivia.gumbel@edu.escp.eu" xlink:type="simple">olivia.gumbel@edu.escp.eu</text:a></text:p>
          </table:table-cell>
          <table:table-cell table:style-name="ce1" office:value-type="string" calcext:value-type="string">
            <text:p><text:a xlink:href="mailto:filippo_mistral.olivieri@edu.escp.eu" xlink:type="simple">filippo_mistral.olivieri@edu.escp.eu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<text:a xlink:href="mailto:sarthak.gupta@edu.escp.eu" xlink:type="simple">sarthak.gupta@edu.escp.eu</text:a></text:p>
          </table:table-cell>
          <table:table-cell table:style-name="ce1" office:value-type="string" calcext:value-type="string">
            <text:p><text:a xlink:href="mailto:advait.patil@edu.escp.eu" xlink:type="simple">advait.patil@edu.escp.eu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<text:a xlink:href="mailto:palak.gupta2@edu.escp.eu" xlink:type="simple">palak.gupta2@edu.escp.eu</text:a></text:p>
          </table:table-cell>
          <table:table-cell table:style-name="ce1" office:value-type="string" calcext:value-type="string">
            <text:p><text:a xlink:href="mailto:lin.perng@edu.escp.eu" xlink:type="simple">lin.perng@edu.escp.eu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<text:a xlink:href="mailto:aibad.hassan@edu.escp.eu" xlink:type="simple">aibad.hassan@edu.escp.eu</text:a></text:p>
          </table:table-cell>
          <table:table-cell table:style-name="ce1" office:value-type="string" calcext:value-type="string">
            <text:p><text:a xlink:href="mailto:emmanuel.quernel@edu.escp.eu" xlink:type="simple">emmanuel.quernel@edu.escp.eu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<text:a xlink:href="mailto:lingli.he@edu.escp.eu" xlink:type="simple">lingli.he@edu.escp.eu</text:a></text:p>
          </table:table-cell>
          <table:table-cell table:style-name="ce1" office:value-type="string" calcext:value-type="string">
            <text:p><text:a xlink:href="mailto:nicolas.rousseau@edu.escp.eu" xlink:type="simple">nicolas.rousseau@edu.escp.eu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<text:a xlink:href="mailto:shihong.he@edu.escp.eu" xlink:type="simple">shihong.he@edu.escp.eu</text:a></text:p>
          </table:table-cell>
          <table:table-cell table:style-name="ce1" office:value-type="string" calcext:value-type="string">
            <text:p><text:a xlink:href="mailto:siddhartha.roy@edu.escp.eu" xlink:type="simple">siddhartha.roy@edu.escp.eu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<text:a xlink:href="mailto:thomas.issaly@edu.escp.eu" xlink:type="simple">thomas.issaly@edu.escp.eu</text:a></text:p>
          </table:table-cell>
          <table:table-cell table:style-name="ce1" office:value-type="string" calcext:value-type="string">
            <text:p><text:a xlink:href="mailto:barthelemy.ruault@edu.escp.eu" xlink:type="simple">barthelemy.ruault@edu.escp.eu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<text:a xlink:href="mailto:mridul.jain@edu.escp.eu" xlink:type="simple">mridul.jain@edu.escp.eu</text:a></text:p>
          </table:table-cell>
          <table:table-cell table:style-name="ce1" office:value-type="string" calcext:value-type="string">
            <text:p><text:a xlink:href="mailto:ssant@escp.eu" xlink:type="simple">ssant@escp.eu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<text:a xlink:href="mailto:jayesh.jain@edu.escp.eu" xlink:type="simple">jayesh.jain@edu.escp.eu</text:a></text:p>
          </table:table-cell>
          <table:table-cell table:style-name="ce1" office:value-type="string" calcext:value-type="string">
            <text:p><text:a xlink:href="mailto:clement.seniquette@edu.escp.eu" xlink:type="simple">clement.seniquette@edu.escp.eu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<text:a xlink:href="mailto:lou.jameron@edu.escp.eu" xlink:type="simple">lou.jameron@edu.escp.eu</text:a></text:p>
          </table:table-cell>
          <table:table-cell table:style-name="ce1" office:value-type="string" calcext:value-type="string">
            <text:p><text:a xlink:href="mailto:alessandro.suardi@edu.escp.eu" xlink:type="simple">alessandro.suardi@edu.escp.eu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<text:a xlink:href="mailto:yihao.ji@edu.escp.eu" xlink:type="simple">yihao.ji@edu.escp.eu</text:a></text:p>
          </table:table-cell>
          <table:table-cell table:style-name="ce1" office:value-type="string" calcext:value-type="string">
            <text:p><text:a xlink:href="mailto:alberto.surico@edu.escp.eu" xlink:type="simple">alberto.surico@edu.escp.eu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<text:a xlink:href="mailto:philippe.jiang@edu.escp.eu" xlink:type="simple">philippe.jiang@edu.escp.eu</text:a></text:p>
          </table:table-cell>
          <table:table-cell table:style-name="ce1" office:value-type="string" calcext:value-type="string">
            <text:p><text:a xlink:href="mailto:louis.viard@edu.escp.eu" xlink:type="simple">louis.viard@edu.escp.eu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<text:a xlink:href="mailto:jiawen.jin@edu.escp.eu" xlink:type="simple">jiawen.jin@edu.escp.eu</text:a></text:p>
          </table:table-cell>
          <table:table-cell table:style-name="ce1" office:value-type="string" calcext:value-type="string">
            <text:p><text:a xlink:href="mailto:sarah.wihane_marc@edu.escp.eu" xlink:type="simple">sarah.wihane_marc@edu.escp.eu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<text:a xlink:href="mailto:shruthi.k@edu.escp.eu" xlink:type="simple">shruthi.k@edu.escp.eu</text:a></text:p>
          </table:table-cell>
          <table:table-cell table:style-name="ce1" office:value-type="string" calcext:value-type="string">
            <text:p><text:a xlink:href="mailto:pwinant@escp.eu" xlink:type="simple">pwinant@escp.eu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<text:a xlink:href="mailto:neha.kannan@edu.escp.eu" xlink:type="simple">neha.kannan@edu.escp.eu</text:a></text:p>
          </table:table-cell>
          <table:table-cell table:style-name="ce1" office:value-type="string" calcext:value-type="string">
            <text:p><text:a xlink:href="mailto:jiayi.wu@edu.escp.eu" xlink:type="simple">jiayi.wu@edu.escp.eu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<text:a xlink:href="mailto:varun.kapoor@edu.escp.eu" xlink:type="simple">varun.kapoor@edu.escp.eu</text:a></text:p>
          </table:table-cell>
          <table:table-cell table:style-name="ce1" office:value-type="string" calcext:value-type="string">
            <text:p><text:a xlink:href="mailto:bingyan.wu@edu.escp.eu" xlink:type="simple">bingyan.wu@edu.escp.eu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<text:a xlink:href="mailto:rishwanth.katam@edu.escp.eu" xlink:type="simple">rishwanth.katam@edu.escp.eu</text:a></text:p>
          </table:table-cell>
          <table:table-cell table:style-name="ce1" office:value-type="string" calcext:value-type="string">
            <text:p><text:a xlink:href="mailto:jielin.yang@edu.escp.eu" xlink:type="simple">jielin.yang@edu.escp.eu</text:a>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<text:a xlink:href="mailto:anisha.kaul@edu.escp.eu" xlink:type="simple">anisha.kaul@edu.escp.eu</text:a></text:p>
          </table:table-cell>
          <table:table-cell table:style-name="ce1" office:value-type="string" calcext:value-type="string">
            <text:p><text:a xlink:href="mailto:wenxin.zhang@edu.escp.eu" xlink:type="simple">wenxin.zhang@edu.escp.eu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mailto:charles.keip@edu.escp.eu" xlink:type="simple">charles.keip@edu.escp.eu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thierry.keo@edu.escp.eu" xlink:type="simple">thierry.keo@edu.escp.eu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animesh_sudhir.khare@edu.escp.eu" xlink:type="simple">animesh_sudhir.khare@edu.escp.eu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shalini.koyikkal@edu.escp.eu" xlink:type="simple">shalini.koyikkal@edu.escp.eu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mritunjay.kumar_gupta@edu.escp.eu" xlink:type="simple">mritunjay.kumar_gupta@edu.escp.eu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shishank.kundal@edu.escp.eu" xlink:type="simple">shishank.kundal@edu.escp.eu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rania.lahlou@edu.escp.eu" xlink:type="simple">rania.lahlou@edu.escp.eu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theophile.lasserre@edu.escp.eu" xlink:type="simple">theophile.lasserre@edu.escp.eu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pauline.lauzeral@edu.escp.eu" xlink:type="simple">pauline.lauzeral@edu.escp.eu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owen.lay@edu.escp.eu" xlink:type="simple">owen.lay@edu.escp.eu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yoann.layec@edu.escp.eu" xlink:type="simple">yoann.layec@edu.escp.eu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victor.lefoulon@edu.escp.eu" xlink:type="simple">victor.lefoulon@edu.escp.eu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zehao.li@edu.escp.eu" xlink:type="simple">zehao.li@edu.escp.eu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zhilei.lian@edu.escp.eu" xlink:type="simple">zhilei.lian@edu.escp.eu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jinyi.liao@edu.escp.eu" xlink:type="simple">jinyi.liao@edu.escp.eu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tarek.lilaoui@edu.escp.eu" xlink:type="simple">tarek.lilaoui@edu.escp.eu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junyi.liu@edu.escp.eu" xlink:type="simple">junyi.liu@edu.escp.eu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fangrui.liu@edu.escp.eu" xlink:type="simple">fangrui.liu@edu.escp.eu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lirong.lu@edu.escp.eu" xlink:type="simple">lirong.lu@edu.escp.eu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lexi.lu@edu.escp.eu" xlink:type="simple">lexi.lu@edu.escp.eu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hiu_tung_rachel.ma@edu.escp.eu" xlink:type="simple">hiu_tung_rachel.ma@edu.escp.eu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shreeya.maheshwari@edu.escp.eu" xlink:type="simple">shreeya.maheshwari@edu.escp.eu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tam.mai@edu.escp.eu" xlink:type="simple">tam.mai@edu.escp.eu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claire.makary@edu.escp.eu" xlink:type="simple">claire.makary@edu.escp.eu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venkat.mallisetty@edu.escp.eu" xlink:type="simple">venkat.mallisetty@edu.escp.eu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leo.manein@edu.escp.eu" xlink:type="simple">leo.manein@edu.escp.eu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cmathieu@escpeurope.eu" xlink:type="simple">cmathieu@escpeurope.eu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akhila.mavuri@edu.escp.eu" xlink:type="simple">akhila.mavuri@edu.escp.eu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dwij.mehta@edu.escp.eu" xlink:type="simple">dwij.mehta@edu.escp.eu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pierric.meleard@edu.escp.eu" xlink:type="simple">pierric.meleard@edu.escp.eu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rishabh.mendiratta@edu.escp.eu" xlink:type="simple">rishabh.mendiratta@edu.escp.eu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tommaso.minella@edu.escp.eu" xlink:type="simple">tommaso.minella@edu.escp.eu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ananya.mishra@edu.escp.eu" xlink:type="simple">ananya.mishra@edu.escp.eu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muhammad_imran.mohamad_illiayas@edu.escp.eu" xlink:type="simple">muhammad_imran.mohamad_illiayas@edu.escp.eu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muneeruddin.mohammed@edu.escp.eu" xlink:type="simple">muneeruddin.mohammed@edu.escp.eu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saadi.mohammed@edu.escp.eu" xlink:type="simple">saadi.mohammed@edu.escp.eu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suba.mukundhan@edu.escp.eu" xlink:type="simple">suba.mukundhan@edu.escp.eu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mayank.naik@edu.escp.eu" xlink:type="simple">mayank.naik@edu.escp.eu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vineeth.nair@edu.escp.eu" xlink:type="simple">vineeth.nair@edu.escp.eu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immanuella.osae@edu.escp.eu" xlink:type="simple">immanuella.osae@edu.escp.eu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apaillard@escp.eu" xlink:type="simple">apaillard@escp.eu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chaitanya_krishna.pamidi@edu.escp.eu" xlink:type="simple">chaitanya_krishna.pamidi@edu.escp.eu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shubham_ravindra.patil@edu.escp.eu" xlink:type="simple">shubham_ravindra.patil@edu.escp.eu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david.perez@edu.escp.eu" xlink:type="simple">david.perez@edu.escp.eu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camille.politi@edu.escp.eu" xlink:type="simple">camille.politi@edu.escp.eu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meenakshi.poruri@edu.escp.eu" xlink:type="simple">meenakshi.poruri@edu.escp.eu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harsh.prakash@edu.escp.eu" xlink:type="simple">harsh.prakash@edu.escp.eu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sujay.rajaram@edu.escp.eu" xlink:type="simple">sujay.rajaram@edu.escp.eu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rohith.ramesh@edu.escp.eu" xlink:type="simple">rohith.ramesh@edu.escp.eu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saumya.rastogi@edu.escp.eu" xlink:type="simple">saumya.rastogi@edu.escp.eu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paritosh.rawat@edu.escp.eu" xlink:type="simple">paritosh.rawat@edu.escp.eu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oussama.rguieg@edu.escp.eu" xlink:type="simple">oussama.rguieg@edu.escp.eu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claudia.rodeghiero@edu.escp.eu" xlink:type="simple">claudia.rodeghiero@edu.escp.eu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eliott.romain@edu.escp.eu" xlink:type="simple">eliott.romain@edu.escp.eu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lavanya.sachdeva@edu.escp.eu" xlink:type="simple">lavanya.sachdeva@edu.escp.eu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ssant@escp.eu" xlink:type="simple">ssant@escp.eu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bodhibrata.sanyal@edu.escp.eu" xlink:type="simple">bodhibrata.sanyal@edu.escp.eu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raphael.sassine@edu.escp.eu" xlink:type="simple">raphael.sassine@edu.escp.eu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dseddiki@escpeurope.eu" xlink:type="simple">dseddiki@escpeurope.eu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claire.selosse@edu.escp.eu" xlink:type="simple">claire.selosse@edu.escp.eu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hari_shankar.sharma@edu.escp.eu" xlink:type="simple">hari_shankar.sharma@edu.escp.eu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shourya.sharma@edu.escp.eu" xlink:type="simple">shourya.sharma@edu.escp.eu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spriha.shashi_shekhar@edu.escp.eu" xlink:type="simple">spriha.shashi_shekhar@edu.escp.eu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tanya.shastri@edu.escp.eu" xlink:type="simple">tanya.shastri@edu.escp.eu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sameeksha_chandrakan.shetty@edu.escp.eu" xlink:type="simple">sameeksha_chandrakan.shetty@edu.escp.eu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yuhui.shi@edu.escp.eu" xlink:type="simple">yuhui.shi@edu.escp.eu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ombeline.siiriainen@edu.escp.eu" xlink:type="simple">ombeline.siiriainen@edu.escp.eu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julia.sitbon@edu.escp.eu" xlink:type="simple">julia.sitbon@edu.escp.eu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siddharth.srinivasagan@edu.escp.eu" xlink:type="simple">siddharth.srinivasagan@edu.escp.eu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shreyas.srinivasan@edu.escp.eu" xlink:type="simple">shreyas.srinivasan@edu.escp.eu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nivash.sriramachandran_hema@edu.escp.eu" xlink:type="simple">nivash.sriramachandran_hema@edu.escp.eu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vaishnavi.srivatsa@edu.escp.eu" xlink:type="simple">vaishnavi.srivatsa@edu.escp.eu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vstrauss-kahn@escp.eu" xlink:type="simple">vstrauss-kahn@escp.eu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shan.su@edu.escp.eu" xlink:type="simple">shan.su@edu.escp.eu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rohith.suram@edu.escp.eu" xlink:type="simple">rohith.suram@edu.escp.eu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syeda_adeeba_jahan.syeda@edu.escp.eu" xlink:type="simple">syeda_adeeba_jahan.syeda@edu.escp.eu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anna.szames@edu.escp.eu" xlink:type="simple">anna.szames@edu.escp.eu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morgane.tanret@edu.escp.eu" xlink:type="simple">morgane.tanret@edu.escp.eu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hichem.teboul@edu.escp.eu" xlink:type="simple">hichem.teboul@edu.escp.eu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sanjida.tonni@edu.escp.eu" xlink:type="simple">sanjida.tonni@edu.escp.eu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matthew.tritto@edu.escp.eu" xlink:type="simple">matthew.tritto@edu.escp.eu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emilien.trouplin@edu.escp.eu" xlink:type="simple">emilien.trouplin@edu.escp.eu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praharshitha.vangala@edu.escp.eu" xlink:type="simple">praharshitha.vangala@edu.escp.eu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maxim.vasilyev@edu.escp.eu" xlink:type="simple">maxim.vasilyev@edu.escp.eu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abhinav.verman@edu.escp.eu" xlink:type="simple">abhinav.verman@edu.escp.eu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gustave.vilsboe@edu.escp.eu" xlink:type="simple">gustave.vilsboe@edu.escp.eu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vinayak.vinoj@edu.escp.eu" xlink:type="simple">vinayak.vinoj@edu.escp.eu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shravani.vyakarnam@edu.escp.eu" xlink:type="simple">shravani.vyakarnam@edu.escp.eu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jiayang.wang@edu.escp.eu" xlink:type="simple">jiayang.wang@edu.escp.eu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jingqi.wang@edu.escp.eu" xlink:type="simple">jingqi.wang@edu.escp.eu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pwinant@escp.eu" xlink:type="simple">pwinant@escp.eu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bingyan.wu@edu.escp.eu" xlink:type="simple">bingyan.wu@edu.escp.eu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xinxin.xu@edu.escp.eu" xlink:type="simple">xinxin.xu@edu.escp.eu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shengjia.xue@edu.escp.eu" xlink:type="simple">shengjia.xue@edu.escp.eu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xiaoping.yang@edu.escp.eu" xlink:type="simple">xiaoping.yang@edu.escp.eu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jielin.yang@edu.escp.eu" xlink:type="simple">jielin.yang@edu.escp.eu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mariia.yarmolenko@edu.escp.eu" xlink:type="simple">mariia.yarmolenko@edu.escp.eu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yujing.zhang@edu.escp.eu" xlink:type="simple">yujing.zhang@edu.escp.eu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xinyi.zhao@edu.escp.eu" xlink:type="simple">xinyi.zhao@edu.escp.eu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mailto:shaohu.zhou@edu.escp.eu" xlink:type="simple">shaohu.zhou@edu.escp.eu</text:a>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5T23:54:13.184927079</meta:creation-date>
    <dc:date>2023-02-06T00:00:27.388074403</dc:date>
    <meta:editing-duration>PT6M14S</meta:editing-duration>
    <meta:editing-cycles>1</meta:editing-cycles>
    <meta:document-statistic meta:table-count="1" meta:cell-count="226" meta:object-count="0"/>
    <meta:generator>LibreOffice/7.4.4.2$Linux_X86_64 LibreOffice_project/40$Build-2</meta:generator>
  </office:meta>
</office:document-meta>
</file>